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line-height="138%" fo:background-color="#ffffff" style:writing-mode="lr-tb">
        <style:background-image/>
      </style:paragraph-properties>
      <style:text-properties fo:font-weight="normal"/>
    </style:style>
    <style:style style:name="P2" style:family="paragraph" style:parent-style-name="Text_20_body">
      <style:paragraph-properties fo:margin-top="0in" fo:margin-bottom="0in" fo:line-height="138%" fo:background-color="#ffffff" style:writing-mode="lr-tb">
        <style:background-image/>
      </style:paragraph-properties>
      <style:text-properties fo:font-variant="normal" fo:text-transform="none" fo:color="#000000" style:text-line-through-style="none" style:font-name="Georgia" fo:font-size="12pt" fo:font-style="normal" style:text-underline-style="none" fo:font-weight="bold" style:text-blinking="false" fo:background-color="transparent"/>
    </style:style>
    <style:style style:name="P3" style:family="paragraph" style:parent-style-name="Text_20_body">
      <style:paragraph-properties fo:margin-top="0in" fo:margin-bottom="0in" fo:line-height="138%" fo:background-color="#ffffff" style:writing-mode="lr-tb">
        <style:background-image/>
      </style:paragraph-properties>
      <style:text-properties fo:font-variant="normal" fo:text-transform="none" fo:color="#000000" style:text-line-through-style="none" style:font-name="Georgia" fo:font-size="12pt" fo:font-style="normal" style:text-underline-style="none" fo:font-weight="normal" style:text-blinking="false" fo:background-color="transparent"/>
    </style:style>
    <style:style style:name="P4" style:family="paragraph" style:parent-style-name="Text_20_body">
      <style:paragraph-properties fo:margin-top="0in" fo:margin-bottom="0in" fo:line-height="138%" fo:background-color="#ffffff" style:writing-mode="lr-tb">
        <style:background-image/>
      </style:paragraph-properties>
    </style:style>
    <style:style style:name="P5" style:family="paragraph" style:parent-style-name="Text_20_body">
      <style:paragraph-properties fo:background-color="#ffffff">
        <style:background-image/>
      </style:paragraph-properties>
    </style:style>
    <style:style style:name="P6" style:family="paragraph" style:parent-style-name="Text_20_body">
      <style:paragraph-properties fo:background-color="#ffffff">
        <style:background-image/>
      </style:paragraph-properties>
      <style:text-properties fo:font-weight="normal"/>
    </style:style>
    <style:style style:name="P7" style:family="paragraph" style:parent-style-name="Text_20_body">
      <style:paragraph-properties fo:margin-top="0in" fo:margin-bottom="0in" fo:line-height="138%" fo:background-color="#ffffff" style:writing-mode="lr-tb">
        <style:background-image/>
      </style:paragraph-properties>
      <style:text-properties fo:font-variant="normal" fo:text-transform="none" fo:color="#000000" style:text-line-through-style="none" style:font-name="Georgia" fo:font-size="12pt" fo:font-style="normal" style:text-underline-style="none" fo:font-weight="normal" style:text-blinking="false" fo:background-color="transparent"/>
    </style:style>
    <style:style style:name="P8" style:family="paragraph" style:parent-style-name="Text_20_body">
      <style:paragraph-properties fo:margin-top="0in" fo:margin-bottom="0in" fo:line-height="138%" fo:background-color="#ffffff" style:writing-mode="lr-tb">
        <style:background-image/>
      </style:paragraph-properties>
    </style:style>
    <style:style style:name="P9" style:family="paragraph" style:parent-style-name="Text_20_body">
      <style:paragraph-properties fo:margin-top="0in" fo:margin-bottom="0in" fo:line-height="138%" fo:background-color="#ffffff" style:writing-mode="lr-tb">
        <style:background-image/>
      </style:paragraph-properties>
      <style:text-properties fo:font-weight="normal"/>
    </style:style>
    <style:style style:name="T1" style:family="text">
      <style:text-properties fo:font-variant="normal" fo:text-transform="none" fo:color="#000000" style:text-line-through-style="none" style:font-name="Georgia" fo:font-size="12pt" fo:font-style="normal" style:text-underline-style="none" style:text-blinking="false" fo:background-color="transparent"/>
    </style:style>
    <style:style style:name="T2" style:family="text">
      <style:text-properties fo:font-variant="normal" fo:text-transform="none" fo:color="#000000" style:text-line-through-style="none" style:font-name="Georgia" fo:font-size="12pt" fo:font-style="normal" style:text-underline-style="none" style:text-blinking="false" fo:background-color="transparent" style:font-weight-asian="normal" style:font-weight-complex="normal"/>
    </style:style>
    <style:style style:name="T3" style:family="text">
      <style:text-properties fo:font-variant="normal" fo:text-transform="none" fo:color="#000000" style:text-line-through-style="none" style:font-name="Georgia" fo:font-size="12pt" fo:font-style="normal" style:text-underline-style="none" style:text-blinking="false" fo:background-color="transparent" style:font-style-asian="normal" style:font-weight-asian="normal" style:font-style-complex="normal" style:font-weight-complex="normal"/>
    </style:style>
    <style:style style:name="T4" style:family="text">
      <style:text-properties fo:font-variant="normal" fo:text-transform="none" fo:color="#000000" style:text-line-through-style="none" style:font-name="Georgia" fo:font-size="12pt" fo:font-style="normal" style:text-underline-style="none" fo:font-weight="bold" style:text-blinking="false" fo:background-color="transparent"/>
    </style:style>
    <style:style style:name="T5" style:family="text">
      <style:text-properties fo:font-variant="normal" fo:text-transform="none" fo:color="#000000" style:text-line-through-style="none" style:font-name="Georgia" fo:font-size="12pt" fo:font-style="normal" style:text-underline-style="none"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font-name="Georgia" fo:font-size="12pt" fo:font-style="normal" style:text-underline-style="none" fo:font-weight="bold" style:text-blinking="false" fo:background-color="transparent" style:font-style-asian="normal" style:font-weight-asian="bold" style:font-style-complex="normal" style:font-weight-complex="bold"/>
    </style:style>
    <style:style style:name="T7" style:family="text">
      <style:text-properties fo:font-variant="normal" fo:text-transform="none" fo:color="#000000" style:text-line-through-style="none" style:font-name="Georgia" fo:font-size="12pt" fo:font-style="normal" style:text-underline-style="none" fo:font-weight="bold" style:text-blinking="false" fo:background-color="transparent" style:font-style-asian="normal" style:font-style-complex="normal"/>
    </style:style>
    <style:style style:name="T8" style:family="text">
      <style:text-properties fo:font-variant="normal" fo:text-transform="none" fo:color="#000000" style:text-line-through-style="none" style:font-name="Georgia" fo:font-size="12pt" fo:font-style="normal" style:text-underline-style="none" fo:font-weight="normal" style:text-blinking="false" fo:background-color="transparent"/>
    </style:style>
    <style:style style:name="T9" style:family="text">
      <style:text-properties fo:font-variant="normal" fo:text-transform="none" fo:color="#000000" style:text-line-through-style="none" style:font-name="Georgia" fo:font-size="12pt" fo:font-style="italic" style:text-underline-style="none" style:text-blinking="false" fo:background-color="transparent"/>
    </style:style>
    <style:style style:name="T10" style:family="text">
      <style:text-properties fo:font-variant="normal" fo:text-transform="none" fo:color="#000000" style:text-line-through-style="none" style:font-name="Georgia" fo:font-size="12pt" fo:font-style="italic" style:text-underline-style="none" style:text-blinking="false" fo:background-color="transparent" style:font-style-asian="italic" style:font-style-complex="italic"/>
    </style:style>
    <style:style style:name="T11" style:family="text">
      <style:text-properties fo:font-variant="normal" fo:text-transform="none" fo:color="#000000" style:text-line-through-style="none" style:font-name="Georgia" fo:font-size="12pt" fo:font-style="italic" style:text-underline-style="none" style:text-blinking="false" fo:background-color="transparent" style:font-style-asian="italic" style:font-weight-asian="normal" style:font-style-complex="italic" style:font-weight-complex="normal"/>
    </style:style>
    <style:style style:name="T12" style:family="text">
      <style:text-properties fo:font-variant="normal" fo:text-transform="none" fo:color="#000000" style:text-line-through-style="none" style:font-name="Georgia" fo:font-size="12pt" fo:font-style="italic" style:text-underline-style="none" fo:font-weight="bold" style:text-blinking="false" fo:background-color="transparent"/>
    </style:style>
    <style:style style:name="T13" style:family="text">
      <style:text-properties fo:font-variant="normal" fo:text-transform="none" fo:color="#000000" style:text-line-through-style="none" style:font-name="Georgia" fo:font-size="12pt" fo:font-style="italic" style:text-underline-style="none" fo:font-weight="bold" style:text-blinking="false" fo:background-color="transparent" style:font-style-asian="italic" style:font-style-complex="italic"/>
    </style:style>
    <style:style style:name="T14" style:family="text">
      <style:text-properties fo:font-variant="normal" fo:text-transform="none" fo:color="#000000" style:text-line-through-style="none" style:font-name="Georgia" fo:font-size="12pt" fo:font-style="italic" style:text-underline-style="none" fo:font-weight="bold" style:text-blinking="false" fo:background-color="transparent" style:font-style-asian="italic" style:font-weight-asian="bold" style:font-style-complex="italic" style:font-weight-complex="bold"/>
    </style:style>
    <style:style style:name="T15" style:family="text">
      <style:text-properties fo:font-variant="normal" fo:text-transform="none" fo:color="#000000" style:text-line-through-style="none" style:text-underline-style="none" style:text-blinking="false" fo:background-color="transparent"/>
    </style:style>
    <style:style style:name="T1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c5aa2826-d983-ce98-ad9b-b5b5a6bb99e4"/>IT 2819 Python Programming (Matthew Weisfeld)</text:p>
      <text:p text:style-name="P1"><text:span text:style-name="T4">Vocabulary Notes from </text:span><text:span text:style-name="T12">Automate the Boring Stuff with Python</text:span><text:span text:style-name="T15"> </text:span><text:span text:style-name="T4">by Al Sweigart</text:span></text:p>
      <text:p text:style-name="P6"><text:line-break/></text:p>
      <text:p text:style-name="P2">Lesson 1: Intro to Programming</text:p>
      <text:p text:style-name="P2"/>
      <text:p text:style-name="P1"><text:span text:style-name="T4">Programming</text:span><text:span text:style-name="T15"> </text:span><text:span text:style-name="T1">is simply the act of entering instructions for the computer to perform.</text:span></text:p>
      <text:p text:style-name="P1"><text:span text:style-name="T4">Python</text:span><text:span text:style-name="T15"> </text:span><text:span text:style-name="T1">refers to the Python programming language (with syntax rules for writing what is considered valid Python code) and the Python interpreter software that reads source code (written in the Python language) and performs its instructions.</text:span></text:p>
      <text:p text:style-name="P1"><text:span text:style-name="T4">Debugging programs: </text:span><text:span text:style-name="T1">finding and fixing errors.</text:span></text:p>
      <text:p text:style-name="P1"><text:span text:style-name="T4">Interactive shell</text:span><text:span text:style-name="T1">. A shell is a program that lets you type instructions into the computer, much like the Terminal or Command Prompt on OS X and Windows, respectively.</text:span></text:p>
      <text:p text:style-name="P5"/>
      <text:p text:style-name="P5"/>
      <text:p text:style-name="P2">Lesson 2: Expressions, Data Types, Variables</text:p>
      <text:p text:style-name="P2"/>
      <text:p text:style-name="P1"><text:span text:style-name="T4">Expression: </text:span><text:span text:style-name="T1">the most basic kind of programming instruction in the language. Expressions consist of:</text:span></text:p>
      <text:p text:style-name="P1"><text:span text:style-name="T4">values</text:span><text:span text:style-name="T15"> </text:span><text:span text:style-name="T1">(such as 2) and </text:span></text:p>
      <text:p text:style-name="P1"><text:span text:style-name="T4">operators</text:span><text:span text:style-name="T15"> </text:span><text:span text:style-name="T1">(such as +), </text:span></text:p>
      <text:p text:style-name="P1"><text:span text:style-name="T1">and they can always </text:span><text:span text:style-name="T4">evaluate</text:span><text:span text:style-name="T15"> </text:span><text:span text:style-name="T1">(that is, reduce).</text:span></text:p>
      <text:p text:style-name="P1"><text:span text:style-name="T4">Crash </text:span><text:span text:style-name="T1">means the program stopped running unexpectedly.</text:span></text:p>
      <text:p text:style-name="P1"><text:span text:style-name="T4">Precedence:</text:span><text:span text:style-name="T2"> t</text:span><text:span text:style-name="T1">he order of operations</text:span></text:p>
      <text:p text:style-name="P1"><text:span text:style-name="T4">Data type</text:span><text:span text:style-name="T15"> </text:span><text:span text:style-name="T1">is a category for values, and every value belongs to exactly one data type.</text:span></text:p>
      <text:p text:style-name="P1"><text:span text:style-name="T4">Integer</text:span><text:span text:style-name="T15"> </text:span><text:span text:style-name="T1">(or int) data type indicates values that are whole numbers. </text:span></text:p>
      <text:p text:style-name="P1"><text:span text:style-name="T4">Floats: </text:span><text:span text:style-name="T1">Numbers with a decimal point, such as 3.14.</text:span></text:p>
      <text:p text:style-name="P1"><text:span text:style-name="T5">Strings </text:span><text:span text:style-name="T2">(or str):</text:span><text:span text:style-name="T5"> </text:span><text:span text:style-name="T1">text values.</text:span></text:p>
      <text:p text:style-name="P1"><text:span text:style-name="T4">Blank string: </text:span><text:span text:style-name="T1">string with no characters in it</text:span><text:span text:style-name="T2">.</text:span></text:p>
      <text:p text:style-name="P1"><text:span text:style-name="T4">String concatenation: </text:span><text:span text:style-name="T1">when + is used on two string values to join the strings.</text:span></text:p>
      <text:p text:style-name="P1"><text:span text:style-name="T4">String replication operator: </text:span><text:span text:style-name="T1">when the * operator is used on one string and one integer.</text:span></text:p>
      <text:p text:style-name="P1"><text:span text:style-name="T4">Variable </text:span><text:span text:style-name="T1">is where you can store a single value.</text:span></text:p>
      <text:p text:style-name="P1"><text:span text:style-name="T4">Assignment statement:</text:span><text:span text:style-name="T2"> how</text:span><text:span text:style-name="T4"> </text:span><text:span text:style-name="T2">you</text:span><text:span text:style-name="T1"> store values in variable</text:span><text:span text:style-name="T2">s.</text:span></text:p>
      <text:p text:style-name="P1"><text:span text:style-name="T4">Assignment operator: </text:span><text:span text:style-name="T1">an equal sign.</text:span></text:p>
      <text:p text:style-name="P1"><text:span text:style-name="T5">Initialize: </text:span><text:span text:style-name="T2">The first time a value is stored in a variable. </text:span></text:p>
      <text:p text:style-name="P1"><text:span text:style-name="T4">Overwriting: </text:span><text:span text:style-name="T1">When a variable is assigned a new value, and the old value is forgotten</text:span><text:span text:style-name="T2">.</text:span></text:p>
      <text:p text:style-name="P5"><text:soft-page-break/></text:p>
      <text:p text:style-name="P2">Lesson 3: Your First Program</text:p>
      <text:p text:style-name="P5"/>
      <text:p text:style-name="P1"><text:span text:style-name="T12">File editor: </text:span><text:span text:style-name="T1">similar to text editors such as Notepad or TextMate, but it has some specific features for typing in source code. </text:span></text:p>
      <text:p text:style-name="P1"><text:span text:style-name="T12">Terminates: </text:span><text:span text:style-name="T1">stops running. (aka </text:span><text:span text:style-name="T12">exits</text:span><text:span text:style-name="T2">)</text:span></text:p>
      <text:p text:style-name="P1"><text:span text:style-name="T1">The following line is called a </text:span><text:span text:style-name="T12">comment:</text:span></text:p>
      <text:p text:style-name="P3"><text:tab/># This program says hello and asks for my name.</text:p>
      <text:p text:style-name="P1"><text:span text:style-name="T13">Commenting out</text:span><text:span text:style-name="T10"> </text:span><text:span text:style-name="T13">code: </text:span><text:span text:style-name="T1">put a # in front of a line of code to temporarily remove it while testing a program.</text:span></text:p>
      <text:p text:style-name="P1"><text:span text:style-name="T14">Calling:</text:span><text:span text:style-name="T1"> executing a method. </text:span></text:p>
      <text:p text:style-name="P1"><text:span text:style-name="T12">Passed:</text:span><text:span text:style-name="T3"> <text:s/>the value that is used by the function</text:span></text:p>
      <text:p text:style-name="P1"><text:span text:style-name="T12">Argument: </text:span><text:span text:style-name="T1">A value that is passed to a function call</text:span><text:span text:style-name="T4"> </text:span></text:p>
      <text:p text:style-name="P6"><text:line-break/></text:p>
      <text:p text:style-name="P4"><text:span text:style-name="T4">Lesson 4: </text:span><text:a xlink:type="simple" xlink:href="https://youtu.be/4XA9CKJJbr4" text:style-name="Internet_20_link" text:visited-style-name="Visited_20_Internet_20_Link">Flow charts, boolean values, comparison operators, boolean operators</text:a></text:p>
      <text:p text:style-name="P5"/>
      <text:p text:style-name="P1"><text:span text:style-name="T12">Flow control statements:</text:span><text:span text:style-name="T15"> </text:span><text:span text:style-name="T1">decide which instructions to execute under which conditions.</text:span></text:p>
      <text:p text:style-name="P1"><text:span text:style-name="T12">Boolean</text:span><text:span text:style-name="T15"> </text:span><text:span text:style-name="T1">data type has only two values: True and False. </text:span></text:p>
      <text:p text:style-name="P1"><text:span text:style-name="T12">Comparison operators:</text:span><text:span text:style-name="T15"> </text:span><text:span text:style-name="T1">compare two values and evaluate down to a single Boolean value. == <text:s text:c="2"/>&lt; <text:s text:c="2"/>&gt; <text:s text:c="2"/>&lt;= <text:s text:c="2"/>&gt;= <text:s text:c="2"/>!=</text:span></text:p>
      <text:p text:style-name="P1"><text:span text:style-name="T4">Boolean operators</text:span><text:span text:style-name="T15"> </text:span><text:span text:style-name="T1">(and, or, and not) are used to compare Boolean values. </text:span></text:p>
      <text:p text:style-name="P1"><text:span text:style-name="T1">The and and or operators always take two Boolean values (or expressions), so they’re considered </text:span><text:span text:style-name="T12">binary</text:span><text:span text:style-name="T15"> </text:span><text:span text:style-name="T4">operators</text:span><text:span text:style-name="T1">.</text:span></text:p>
      <text:p text:style-name="P1"><text:span text:style-name="T1">A </text:span><text:span text:style-name="T12">truth table</text:span><text:span text:style-name="T15"> </text:span><text:span text:style-name="T1">shows every possible result of a Boolean operator.</text:span></text:p>
      <text:p text:style-name="P1"><text:span text:style-name="T1">Flow control statements often start with a part called the </text:span><text:span text:style-name="T12">condition</text:span><text:span text:style-name="T1">, and all are followed by a block of code called the </text:span><text:span text:style-name="T12">clause</text:span><text:span text:style-name="T1">. </text:span></text:p>
      <text:p text:style-name="P1"><text:span text:style-name="T14">Blocks: </text:span><text:span text:style-name="T1">Lines of code grouped together</text:span><text:span text:style-name="T2">.</text:span></text:p>
      <text:p text:style-name="P1"><text:span text:style-name="T1">The </text:span><text:span text:style-name="T12">program execution </text:span><text:span text:style-name="T1">(or simply, </text:span><text:span text:style-name="T12">execution</text:span><text:span text:style-name="T1">) is the current instruction being executed.</text:span></text:p>
      <text:p text:style-name="P5"/>
      <text:p text:style-name="P5"/>
      <text:p text:style-name="P2">Lesson 5: If, elif and else</text:p>
      <text:p text:style-name="P5"/>
      <text:p text:style-name="P1"><text:span text:style-name="T1">An </text:span><text:span text:style-name="T4">if statement</text:span><text:span text:style-name="T15">’</text:span><text:span text:style-name="T1">s clause (that is, the block following the if statement) will execute if the statement’s condition is True. The clause is skipped if the condition is False.</text:span></text:p>
      <text:p text:style-name="P1"><text:span text:style-name="T1">The </text:span><text:span text:style-name="T4">elif statement</text:span><text:span text:style-name="T15"> </text:span><text:span text:style-name="T1">is an “else if” statement that always follows an if or another elif </text:span><text:soft-page-break/><text:span text:style-name="T1">statement. It provides another condition that is checked only if all of the previous conditions were False. </text:span></text:p>
      <text:p text:style-name="P5"/>
      <text:p text:style-name="P2">Lesson 6: While loops, break and continue</text:p>
      <text:p text:style-name="P2"/>
      <text:p text:style-name="P1"><text:span text:style-name="T4">While statement:</text:span><text:span text:style-name="T1"> The code in a while clause will be executed as long as the while statement’s condition is True.</text:span></text:p>
      <text:p text:style-name="P1"><text:span text:style-name="T1">If the execution reaches a </text:span><text:span text:style-name="T4">break statement</text:span><text:span text:style-name="T1">, execution immediately exits the while loop’s clause. </text:span></text:p>
      <text:p text:style-name="P1"><text:span text:style-name="T1">An </text:span><text:span text:style-name="T6">infinite loop </text:span><text:span text:style-name="T1">is a while loop whose condition is always True.</text:span></text:p>
      <text:p text:style-name="P1"><text:span text:style-name="T4">Continue statements</text:span><text:span text:style-name="T15"> </text:span><text:span text:style-name="T1">are used inside loops. When the program execution reaches a continue statement, the program execution immediately jumps back to the start of the loop and reevaluates the loop’s condition. (Different from break in that it only skips a loop, doesn't stop completely.)</text:span></text:p>
      <text:p text:style-name="P5"/>
      <text:p text:style-name="P2">Lesson 7: for loops and range()</text:p>
      <text:p text:style-name="P2"/>
      <text:p text:style-name="P1"><text:span text:style-name="T4">for loop statement</text:span><text:span text:style-name="T1"> and the </text:span><text:span text:style-name="T4">range() function: </text:span><text:span text:style-name="T1">executes a block of code only a certain number of times. Basically, “for” is the code for the loop, and “range(#)” says how many times it will loop.</text:span></text:p>
      <text:p text:style-name="P1"><text:span text:style-name="T1">The range() function can also be called with three arguments. The first two arguments will be the start and stop values, and the third will be the </text:span><text:span text:style-name="T12">step argument</text:span><text:span text:style-name="T1">. The step is the amount that the variable is increased by after each iteration. Example: for i in range(0, 10, 2): will count from zero to eight by intervals of two. Running a for loop to print i with range(5, -1, -1) should print from five down to zero.</text:span></text:p>
      <text:p text:style-name="P5"/>
      <text:p text:style-name="P2">Lesson 8: Importing Modules</text:p>
      <text:p text:style-name="P1"><text:span text:style-name="T1">All Python programs can call a basic set of functions called </text:span><text:span text:style-name="T12">built-in functions</text:span><text:span text:style-name="T1">, including the print(), input(), and len().</text:span></text:p>
      <text:p text:style-name="P1"><text:span text:style-name="T12">Standard library: </text:span><text:span text:style-name="T1">Python comes with a set of modules that contain a related group of functions that can be embedded in your programs. </text:span></text:p>
      <text:p text:style-name="P1"><text:span text:style-name="T4">Import statement:</text:span><text:span text:style-name="T1"> used before you can use the functions in a module.</text:span></text:p>
      <text:p text:style-name="P1"><text:span text:style-name="T4">From keyword: </text:span><text:span text:style-name="T1">An alternative form of the import statement is composed of the module name, the import keyword, and a star; for example: from random import *.</text:span></text:p>
      <text:p text:style-name="P5"/>
      <text:p text:style-name="P4"><text:span text:style-name="T4">Less</text:span><text:span text:style-name="T5">on 9: </text:span><text:span text:style-name="T4">def Statements, arguments, and the None value </text:span></text:p>
      <text:p text:style-name="P1"><text:soft-page-break/><text:span text:style-name="T1">A </text:span><text:span text:style-name="T12">function</text:span><text:span text:style-name="T15"> </text:span><text:span text:style-name="T1">is like a mini-program within a program.</text:span></text:p>
      <text:p text:style-name="P1"><text:span text:style-name="T4">Def statement: </text:span><text:span text:style-name="T1">defines a function. The code in the block that follows </text:span><text:span text:style-name="T1">is the body of the function.</text:span></text:p>
      <text:p text:style-name="P1"><text:span text:style-name="T12">Deduplicating </text:span><text:span text:style-name="T1">code: getting rid of duplicated or copy-and-pasted code. </text:span></text:p>
      <text:p text:style-name="P1"><text:span text:style-name="T1">When you call the function, you pass in values, called </text:span><text:span text:style-name="T12">arguments.</text:span></text:p>
      <text:p text:style-name="P1"><text:span text:style-name="T12">Parameter:</text:span><text:span text:style-name="T1"> a variable that an argument is stored in when a function is called.</text:span></text:p>
      <text:p text:style-name="P1"><text:span text:style-name="T12">Return value: </text:span><text:span text:style-name="T1">the value that a function call evaluates to. </text:span></text:p>
      <text:p text:style-name="P1"><text:span text:style-name="T4">Return statement: </text:span><text:span text:style-name="T1">specifies what the return value should be with a</text:span><text:span text:style-name="T15"> </text:span><text:span text:style-name="T1">(ie: “return &lt;thing&gt;”).</text:span></text:p>
      <text:p text:style-name="P1"><text:span text:style-name="T4">None:</text:span><text:span text:style-name="T1"> represents the absence of a value. None is the only value of the </text:span><text:span text:style-name="T4">NoneType data type</text:span><text:span text:style-name="T1">. (Other programming languages might call this value null, nil, or undefined.) This value-without-a-value can be helpful when you need to store something that won’t be confused for a real value in a variable. Behind the scenes, Python adds return None to the end of any function definition with no return statement.</text:span></text:p>
      <text:p text:style-name="P1"><text:span text:style-name="T12">Keyword arguments</text:span><text:span text:style-name="T15"> </text:span><text:span text:style-name="T1">are identified by the keyword put before them in the function call. For example, the print() function has the optional parameters </text:span><text:span text:style-name="T4">end</text:span><text:span text:style-name="T15"> </text:span><text:span text:style-name="T1">and </text:span><text:span text:style-name="T4">sep</text:span><text:span text:style-name="T15"> </text:span><text:span text:style-name="T1">to specify what should be printed at the end of its arguments and between its arguments (separating them), respectively.</text:span></text:p>
      <text:p text:style-name="P5"/>
      <text:p text:style-name="P2">Lesson 10: Global Scope and Local Scope</text:p>
      <text:p text:style-name="P5"/>
      <text:p text:style-name="P1"><text:span text:style-name="T12">Local scope/variable: </text:span><text:span text:style-name="T1">Parameters and variables that are assigned in a called function. When the function returns, the local scope is destroyed, and these variables are forgotten. </text:span></text:p>
      <text:p text:style-name="P1"><text:span text:style-name="T12">Global scope/variable: </text:span><text:span text:style-name="T1">Variables that are assigned outside all functions. </text:span></text:p>
      <text:p text:style-name="P1"><text:span text:style-name="T4">Global statement: </text:span><text:span text:style-name="T2">Modifies</text:span><text:span text:style-name="T1"> a global variable from within a function, use the. Ex: ‘global eggs’ (where eggs is a global variable) at the top of a function.</text:span></text:p>
      <text:p text:style-name="P4"><text:span text:style-name="T4">Black box:</text:span><text:span text:style-name="T8"> Knowing a function's inputs and outputs, but not how it works.</text:span></text:p>
      <text:p text:style-name="P5"/>
      <text:p text:style-name="Text_20_body"><text:span text:style-name="T4">Lesson 11: Error Handling</text:span></text:p>
      <text:p text:style-name="P5"/>
      <text:p text:style-name="P1"><text:span text:style-name="T12">Exception: </text:span><text:span text:style-name="T1">an error.</text:span></text:p>
      <text:p text:style-name="P1"><text:span text:style-name="T5">Try and except statements</text:span><text:span text:style-name="T1">: The code that could potentially have an error is put in a try clause. The program execution moves to the start of a following except clause if an error happens. When code in a try clause causes an error, the program execution immediately moves to the code in the except clause.</text:span></text:p>
      <text:p text:style-name="P5"/>
      <text:p text:style-name="P2">Lesson 12: Guess The Number Game</text:p>
      <text:p text:style-name="P5"><text:soft-page-break/></text:p>
      <text:p text:style-name="P1"><text:span text:style-name="T12">Collatz sequence</text:span><text:span text:style-name="T1">, sometimes called “the simplest impossible math problem.” Write a function named collatz() that has one parameter named number. If number is even, then collatz() should print number // 2 and return this value. If number is odd, then collatz() should print and return 3 * number + 1. Then write a program that lets the user type in an integer and that keeps calling collatz() on that number until the function returns the value 1.</text:span></text:p>
      <text:p text:style-name="P5"/>
      <text:p text:style-name="P4"><text:a xlink:type="simple" xlink:href="https://youtu.be/5n6o1MaXDoE" text:style-name="Internet_20_link" text:visited-style-name="Visited_20_Internet_20_Link"><text:span text:style-name="T4">Lesson 13 - Lists, Indexes, Slices, and the list() Function</text:span></text:a></text:p>
      <text:p text:style-name="P5"/>
      <text:p text:style-name="P1"><text:span text:style-name="T13">L</text:span><text:span text:style-name="T12">ist: </text:span><text:span text:style-name="T1">a value that contains multiple values in an ordered sequence. </text:span></text:p>
      <text:p text:style-name="P1"><text:span text:style-name="T12">List value:</text:span><text:span text:style-name="T15"> </text:span><text:span text:style-name="T1">the list itself (which is a value that can be stored in a variable or passed to a function like any other value), not the values inside the list value. ['cat', 'bat', 'rat', 'elephant']</text:span></text:p>
      <text:p text:style-name="P1"><text:span text:style-name="T12">Items: </text:span><text:span text:style-name="T3">another name for</text:span><text:span text:style-name="T12"> </text:span><text:span text:style-name="T3">v</text:span><text:span text:style-name="T1">alues inside the list. Items are separated with commas (that is, they are </text:span><text:span text:style-name="T12">comma-delimited</text:span><text:span text:style-name="T1">).</text:span></text:p>
      <text:p text:style-name="P1"><text:span text:style-name="T12">Index: </text:span><text:span text:style-name="T1">The integer inside the square brackets that follows the list. Eg, spam[2].</text:span></text:p>
      <text:p text:style-name="P1"><text:span text:style-name="T13">IndexError:</text:span><text:span text:style-name="T15"> </text:span><text:span text:style-name="T1">an index that exceeds the number of values in your list value.</text:span></text:p>
      <text:p text:style-name="P1"><text:span text:style-name="T11">S</text:span><text:span text:style-name="T12">lice</text:span><text:span text:style-name="T15"> </text:span><text:span text:style-name="T1">can get several values from a list, in the form of a new list. Eg, list[1:4]. In a slice, the first integer is the index where the slice starts. The second integer is the index where the slice ends. A slice goes up to, but will not include, the value at the second index. </text:span></text:p>
      <text:p text:style-name="P3"><text:span text:style-name="T16">Del statement</text:span> will delete values at an index in a list. Ex: “del spam[2]”.</text:p>
      <text:p text:style-name="P5"/>
      <text:p text:style-name="P4"><text:a xlink:type="simple" xlink:href="https://youtu.be/umTnflPbYww" text:style-name="Internet_20_link" text:visited-style-name="Visited_20_Internet_20_Link"><text:span text:style-name="T4">Lesson 14 - for Loops with Lists, Multiple Assignment, Augmented Assignment Operators</text:span></text:a></text:p>
      <text:p text:style-name="P5"/>
      <text:p text:style-name="P1"><text:span text:style-name="T4">In</text:span><text:span text:style-name="T5"> and not in operators:</text:span><text:span text:style-name="T1"> determine whether a value is or isn’t in a list. Ex: spam = ['hello', 'hi', 'howdy', 'heyas'] &gt;&gt;&gt; 'cat' in spam &gt;&gt;&gt; False &gt;&gt;&gt; 'howdy' not in spam &gt;&gt;&gt; False</text:span></text:p>
      <text:p text:style-name="P1"><text:span text:style-name="T7">Multiple assignment trick:</text:span><text:span text:style-name="T1"> a shortcut that lets you assign multiple variables with the values in a list in one line of code. </text:span></text:p>
      <text:p text:style-name="P1"><text:span text:style-name="T4">Augmented assignment operator:</text:span><text:span text:style-name="T1"> Instead of “spam = spam +1” you can “spam += 1”. Also works with strings and lists. +, -, *, /, and % operators.</text:span></text:p>
      <text:p text:style-name="P5"/>
      <text:p text:style-name="P4"><text:a xlink:type="simple" xlink:href="https://youtu.be/Z9IxxW7428A" text:style-name="Internet_20_link" text:visited-style-name="Visited_20_Internet_20_Link"><text:span text:style-name="T4">Lesson 15 - Methods and the index(), append(), insert(), remove(), sort() List Methods</text:span></text:a></text:p>
      <text:p text:style-name="P5"/>
      <text:p text:style-name="P1"><text:span text:style-name="T1">A </text:span><text:span text:style-name="T12">method</text:span><text:span text:style-name="T15"> </text:span><text:span text:style-name="T1">is the same thing as a function, except it is “called on” a value. Like so: </text:span><text:soft-page-break/><text:span text:style-name="T1">“spam.index('hello')”. The method (index) comes after the value (spam), separated by a dot.</text:span></text:p>
      <text:p text:style-name="P1"><text:span text:style-name="T1">List values have an </text:span><text:span text:style-name="T4">index() method</text:span><text:span text:style-name="T15"> </text:span><text:span text:style-name="T1">that can be passed a value, and if that value exists in the list, the index of the value is returned. </text:span></text:p>
      <text:p text:style-name="P1"><text:span text:style-name="T4">Append()</text:span><text:span text:style-name="T1"> and </text:span><text:span text:style-name="T4">insert(): </text:span><text:span text:style-name="T1">add new values to a list. Ex: spam.append('moose') or spam.insert(1, 'chicken'). Can be called only on list values.</text:span></text:p>
      <text:p text:style-name="P1"><text:span text:style-name="T4">Remove()</text:span><text:span text:style-name="T15"> </text:span><text:span text:style-name="T1">method is passed the value to be removed from the list it is called on. Ex: spam.remove('cat').</text:span></text:p>
      <text:p text:style-name="P1"><text:span text:style-name="T4">Del statement:</text:span><text:span text:style-name="T15"> used</text:span><text:span text:style-name="T1"> when you know the index of the value you want to remove from the list.</text:span></text:p>
      <text:p text:style-name="P1"><text:span text:style-name="T4">Sort(): </text:span><text:span text:style-name="T2">sorts l</text:span><text:span text:style-name="T1">ists of number values or lists of strings. Ex: spam.sort().</text:span></text:p>
      <text:p text:style-name="P1"><text:span text:style-name="T4">Reverse keyword argument</text:span><text:span text:style-name="T15"> uses</text:span><text:span text:style-name="T1"> sort() to sort the values in reverse order. Ex: spam.sort(reverse=True).</text:span></text:p>
      <text:p text:style-name="P1"><text:span text:style-name="T4">ASCIIbetical order</text:span><text:span text:style-name="T15"> </text:span><text:span text:style-name="T1">means uppercase letters come before lowercase letters. </text:span></text:p>
      <text:p text:style-name="P1"><text:span text:style-name="T1">If you need to sort the values in regular alphabetical order, pass </text:span><text:span text:style-name="T4">str. lower</text:span><text:span text:style-name="T15"> </text:span><text:span text:style-name="T1">for the </text:span><text:span text:style-name="T4">key. Keyword argument</text:span><text:span text:style-name="T15"> </text:span><text:span text:style-name="T1">in the sort() method call. Ex: spam.sort(key=str.lower).</text:span></text:p>
      <text:p text:style-name="P1"><text:span text:style-name="T12">Mutable </text:span><text:span text:style-name="T1">data type: It can have values added, removed, or changed. Lists.</text:span></text:p>
      <text:p text:style-name="P1"><text:span text:style-name="T12">Immutable</text:span><text:span text:style-name="T1">: It cannot be changed. Strings. (The proper way to “mutate” a string is to use slicing and concatenation to build a </text:span><text:span text:style-name="T9">new</text:span><text:span text:style-name="T15"> </text:span><text:span text:style-name="T1">string by copying from parts of the old string.)</text:span></text:p>
      <text:p text:style-name="P1"><text:span text:style-name="T12">Tuple: </text:span><text:span text:style-name="T1">typed with parentheses instead of square brackets, and like strings, are immutable. If you need an ordered sequence of values that never changes, use a tuple. </text:span></text:p>
      <text:p text:style-name="P1"><text:span text:style-name="T1">The functions </text:span><text:span text:style-name="T4">list()</text:span><text:span text:style-name="T15"> </text:span><text:span text:style-name="T1">and </text:span><text:span text:style-name="T4">tuple()</text:span><text:span text:style-name="T15"> </text:span><text:span text:style-name="T1">will return list and tuple versions of the values passed to them. Exs: &gt;&gt;&gt; tuple(['cat', 'dog', 5]) &gt;&gt;&gt; ('cat', 'dog', 5) &gt;&gt;&gt; list(('cat', 'dog', 5)) &gt;&gt;&gt; ['cat', 'dog', 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brielle Sudik</meta:initial-creator>
    <meta:creation-date>2018-07-26T22:04:05.88</meta:creation-date>
    <dc:date>2018-07-29T20:07:23.87</dc:date>
    <dc:creator>Gabrielle Sudik</dc:creator>
    <meta:editing-duration>PT3H12M38S</meta:editing-duration>
    <meta:editing-cycles>8</meta:editing-cycles>
    <meta:generator>OpenOffice/4.1.5$Win32 OpenOffice.org_project/415m1$Build-9789</meta:generator>
    <meta:document-statistic meta:table-count="0" meta:image-count="0" meta:object-count="0" meta:page-count="6" meta:paragraph-count="109" meta:word-count="1868" meta:character-count="11069"/>
  </office:meta>
</office:document-meta>
</file>